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e67b" officeooo:paragraph-rsid="0016e67b"/>
    </style:style>
    <style:style style:name="P2" style:family="paragraph" style:parent-style-name="Standard">
      <style:text-properties officeooo:rsid="0016e67b" officeooo:paragraph-rsid="001a8f68"/>
    </style:style>
    <style:style style:name="T1" style:family="text">
      <style:text-properties officeooo:rsid="001a8f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n Introduction To Parallel Processing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23:38:25.61</meta:creation-date>
    <dc:date>2013-03-05T23:29:45.08</dc:date>
    <meta:editing-duration>PT1S</meta:editing-duration>
    <meta:editing-cycles>3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1" meta:word-count="5" meta:character-count="38" meta:non-whitespace-character-count="34"/>
  </office:meta>
</office:document-meta>
</file>